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</table:table-row>
      </table:table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Tesista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ipo_dest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Codigo_dest</text:p>
          </table:table-cell>
        </table:table-row>
        <table:table-row table:style-name="ro1">
          <table:table-cell office:value-type="string" calcext:value-type="string">
            <text:p>'XXX_SesionCE_XXX'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sion_CE</text:p>
          </table:table-cell>
        </table:table-row>
        <table:table-row table:style-name="ro1">
          <table:table-cell office:value-type="string" calcext:value-type="string">
            <text:p>'XXX_Correlativo_XXX'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rrelativo</text:p>
          </table:table-cell>
        </table:table-row>
        <table:table-row table:style-name="ro1">
          <table:table-cell office:value-type="string" calcext:value-type="string">
            <text:p>'XXX_EL_LA_Destinatario_A_XXX'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enero_dest</text:p>
          </table:table-cell>
        </table:table-row>
        <table:table-row table:style-name="ro1">
          <table:table-cell office:value-type="string" calcext:value-type="string">
            <text:p>'XXX_Titulo_Destinatario_XXX'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titulo_dest</text:p>
          </table:table-cell>
        </table:table-row>
        <table:table-row table:style-name="ro1">
          <table:table-cell office:value-type="string" calcext:value-type="string">
            <text:p>'XXX_Designacion_Destinatario_XXX'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esignacion_dest</text:p>
          </table:table-cell>
        </table:table-row>
        <table:table-row table:style-name="ro1">
          <table:table-cell office:value-type="string" calcext:value-type="string">
            <text:p>'XXX_Nombre_Destinatario_1_XXX'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nombre_dest_1</text:p>
          </table:table-cell>
        </table:table-row>
        <table:table-row table:style-name="ro1">
          <table:table-cell office:value-type="string" calcext:value-type="string">
            <text:p>'XXX_Nombre_Destinatario_2_XXX'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ombre_dest_2</text:p>
          </table:table-cell>
        </table:table-row>
        <table:table-row table:style-name="ro1">
          <table:table-cell office:value-type="string" calcext:value-type="string">
            <text:p>'XXX_Nombre_Destinatario_3_XXX'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pellido_dest_1</text:p>
          </table:table-cell>
        </table:table-row>
        <table:table-row table:style-name="ro1">
          <table:table-cell office:value-type="string" calcext:value-type="string">
            <text:p>'XXX_Nombre_Destinatario_4_XXX'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apellido_dest_2</text:p>
          </table:table-cell>
        </table:table-row>
        <table:table-row table:style-name="ro1">
          <table:table-cell office:value-type="string" calcext:value-type="string">
            <text:p>'XXX_Nombre_Destinatario_XXX'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XXX_Institucion_Destinatario_XXX'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institucion_dest</text:p>
          </table:table-cell>
        </table:table-row>
        <table:table-row table:style-name="ro1">
          <table:table-cell office:value-type="string" calcext:value-type="string">
            <text:p>'XXX_Direccion_Destinatario_1_XXX'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direccion_dest_1</text:p>
          </table:table-cell>
        </table:table-row>
        <table:table-row table:style-name="ro1">
          <table:table-cell office:value-type="string" calcext:value-type="string">
            <text:p>'XXX_Direccion_Destinatario_2_XXX'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ireccion_dest_2</text:p>
          </table:table-cell>
        </table:table-row>
        <table:table-row table:style-name="ro1">
          <table:table-cell office:value-type="string" calcext:value-type="string">
            <text:p>'XXX_Email_Destinatario_XXX'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email_dest</text:p>
          </table:table-cell>
        </table:table-row>
        <table:table-row table:style-name="ro1">
          <table:table-cell office:value-type="string" calcext:value-type="string">
            <text:p>'XXX_Genero_TUTOR_A_XXX'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genero_tutor</text:p>
          </table:table-cell>
        </table:table-row>
        <table:table-row table:style-name="ro1">
          <table:table-cell office:value-type="string" calcext:value-type="string">
            <text:p>'XXX_TITULO_TUTOR_XXX'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titulo_tutor</text:p>
          </table:table-cell>
        </table:table-row>
        <table:table-row table:style-name="ro1">
          <table:table-cell office:value-type="string" calcext:value-type="string">
            <text:p>'XXX_Designacion_tutor_XXX'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designacion_tutor</text:p>
          </table:table-cell>
        </table:table-row>
        <table:table-row table:style-name="ro1">
          <table:table-cell office:value-type="string" calcext:value-type="string">
            <text:p>'XXX_NOMBRE_TUTOR_1_XXX'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nombre_tutor_1</text:p>
          </table:table-cell>
        </table:table-row>
        <table:table-row table:style-name="ro1">
          <table:table-cell office:value-type="string" calcext:value-type="string">
            <text:p>'XXX_NOMBRE_TUTOR_2_XXX'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ombre_tutor_2</text:p>
          </table:table-cell>
        </table:table-row>
        <table:table-row table:style-name="ro1">
          <table:table-cell office:value-type="string" calcext:value-type="string">
            <text:p>'XXX_NOMBRE_TUTOR_3_XXX'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apellido_tutor_1</text:p>
          </table:table-cell>
        </table:table-row>
        <table:table-row table:style-name="ro1">
          <table:table-cell office:value-type="string" calcext:value-type="string">
            <text:p>'XXX_NOMBRE_TUTOR_4_XXX'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apellido_tutor_2</text:p>
          </table:table-cell>
        </table:table-row>
        <table:table-row table:style-name="ro1">
          <table:table-cell office:value-type="string" calcext:value-type="string">
            <text:p>'XXX_NOMBRE_TUTOR_XXX'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XXX_ADSCRIPCION_TUTOR_XXX'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institucion_tutor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genero_j1</text:p>
          </table:table-cell>
        </table:table-row>
        <table:table-row table:style-name="ro1">
          <table:table-cell office:value-type="string" calcext:value-type="string">
            <text:p>'XXX_TITULO_JURADO_1_XXX'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titulo_j1</text:p>
          </table:table-cell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designacion_j1</text:p>
          </table:table-cell>
        </table:table-row>
        <table:table-row table:style-name="ro1">
          <table:table-cell office:value-type="string" calcext:value-type="string">
            <text:p>'XXX_NOMBRE_JURADO_1_1_XXX'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nombre_j1_1</text:p>
          </table:table-cell>
        </table:table-row>
        <table:table-row table:style-name="ro1">
          <table:table-cell office:value-type="string" calcext:value-type="string">
            <text:p>'XXX_NOMBRE_JURADO_1_2_XXX'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nombre_j1_2</text:p>
          </table:table-cell>
        </table:table-row>
        <table:table-row table:style-name="ro1">
          <table:table-cell office:value-type="string" calcext:value-type="string">
            <text:p>'XXX_NOMBRE_JURADO_1_3_XXX'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apellido_j1_1</text:p>
          </table:table-cell>
        </table:table-row>
        <table:table-row table:style-name="ro1">
          <table:table-cell office:value-type="string" calcext:value-type="string">
            <text:p>'XXX_NOMBRE_JURADO_1_4_XXX'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apellido_j1_2</text:p>
          </table:table-cell>
        </table:table-row>
        <table:table-row table:style-name="ro1">
          <table:table-cell office:value-type="string" calcext:value-type="string">
            <text:p>'XXX_NOMBRE_JURADO_1_XXX'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XXX_ADS_JURADO_1_XXX'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institucion_j1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string" calcext:value-type="string">
            <text:p>genero_j2</text:p>
          </table:table-cell>
        </table:table-row>
        <table:table-row table:style-name="ro1">
          <table:table-cell office:value-type="string" calcext:value-type="string">
            <text:p>'XXX_TITULO_JURADO_2_XXX'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titulo_j2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string" calcext:value-type="string">
            <text:p>designacion_j2</text:p>
          </table:table-cell>
        </table:table-row>
        <table:table-row table:style-name="ro1">
          <table:table-cell office:value-type="string" calcext:value-type="string">
            <text:p>'XXX_NOMBRE_JURADO_2_1_XXX'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nombre_j2_1</text:p>
          </table:table-cell>
        </table:table-row>
        <table:table-row table:style-name="ro1">
          <table:table-cell office:value-type="string" calcext:value-type="string">
            <text:p>'XXX_NOMBRE_JURADO_2_2_XXX'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nombre_j2_2</text:p>
          </table:table-cell>
        </table:table-row>
        <table:table-row table:style-name="ro1">
          <table:table-cell office:value-type="string" calcext:value-type="string">
            <text:p>'XXX_NOMBRE_JURADO_2_3_XXX'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apellido_j2_1</text:p>
          </table:table-cell>
        </table:table-row>
        <table:table-row table:style-name="ro1">
          <table:table-cell office:value-type="string" calcext:value-type="string">
            <text:p>'XXX_NOMBRE_JURADO_2_4_XXX'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apellido_j2_2</text:p>
          </table:table-cell>
        </table:table-row>
        <table:table-row table:style-name="ro1">
          <table:table-cell office:value-type="string" calcext:value-type="string">
            <text:p>'XXX_NOMBRE_JURADO_2_XXX'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XXX_ADS_JURADO_2_XXX'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institucion_j2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string" calcext:value-type="string">
            <text:p>genero_s1</text:p>
          </table:table-cell>
        </table:table-row>
        <table:table-row table:style-name="ro1">
          <table:table-cell office:value-type="string" calcext:value-type="string">
            <text:p>'XXX_TITULO_SUPLENTE_1_XXX'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titulo_s1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string" calcext:value-type="string">
            <text:p>designacion_s1</text:p>
          </table:table-cell>
        </table:table-row>
        <table:table-row table:style-name="ro1">
          <table:table-cell office:value-type="string" calcext:value-type="string">
            <text:p>'XXX_NOMBRE_SUPLENTE_1_1_XXX'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nombre_s1_1</text:p>
          </table:table-cell>
        </table:table-row>
        <table:table-row table:style-name="ro1">
          <table:table-cell office:value-type="string" calcext:value-type="string">
            <text:p>'XXX_NOMBRE_SUPLENTE_1_2_XXX'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nombre_s1_2</text:p>
          </table:table-cell>
        </table:table-row>
        <table:table-row table:style-name="ro1">
          <table:table-cell office:value-type="string" calcext:value-type="string">
            <text:p>'XXX_NOMBRE_SUPLENTE_1_3_XXX'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apellido_s1_1</text:p>
          </table:table-cell>
        </table:table-row>
        <table:table-row table:style-name="ro1">
          <table:table-cell office:value-type="string" calcext:value-type="string">
            <text:p>'XXX_NOMBRE_SUPLENTE_1_4_XXX'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apellido_s1_2</text:p>
          </table:table-cell>
        </table:table-row>
        <table:table-row table:style-name="ro1">
          <table:table-cell office:value-type="string" calcext:value-type="string">
            <text:p>'XXX_NOMBRE_SUPLENTE_1_XXX'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XXX_ADS_SUPLENTE_1_XXX'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institucion_s1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string" calcext:value-type="string">
            <text:p>genero_s2</text:p>
          </table:table-cell>
        </table:table-row>
        <table:table-row table:style-name="ro1">
          <table:table-cell office:value-type="string" calcext:value-type="string">
            <text:p>'XXX_TITULO_SUPLENTE_2_XXX'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titulo_s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string" calcext:value-type="string">
            <text:p>designacion_t2utsor</text:p>
          </table:table-cell>
        </table:table-row>
        <table:table-row table:style-name="ro1">
          <table:table-cell office:value-type="string" calcext:value-type="string">
            <text:p>'XXX_NOMBRE_SUPLENTE_2_1_XXX'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nombre_s2_1</text:p>
          </table:table-cell>
        </table:table-row>
        <table:table-row table:style-name="ro1">
          <table:table-cell office:value-type="string" calcext:value-type="string">
            <text:p>'XXX_NOMBRE_SUPLENTE_2_2_XXX'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nombre_s2_2</text:p>
          </table:table-cell>
        </table:table-row>
        <table:table-row table:style-name="ro1">
          <table:table-cell office:value-type="string" calcext:value-type="string">
            <text:p>'XXX_NOMBRE_SUPLENTE_2_3_XXX'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apellido_s2_1</text:p>
          </table:table-cell>
        </table:table-row>
        <table:table-row table:style-name="ro1">
          <table:table-cell office:value-type="string" calcext:value-type="string">
            <text:p>'XXX_NOMBRE_SUPLENTE_2_4_XXX'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apellido_s2_2</text:p>
          </table:table-cell>
        </table:table-row>
        <table:table-row table:style-name="ro1">
          <table:table-cell office:value-type="string" calcext:value-type="string">
            <text:p>'XXX_NOMBRE_SUPLENTE_2_XXX'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XXX_ADS_SUPLENTE_2_XXX'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institucion_s2</text:p>
          </table:table-cell>
        </table:table-row>
        <table:table-row table:style-name="ro1">
          <table:table-cell office:value-type="string" calcext:value-type="string">
            <text:p>'XXX_Genero_Tesista_XXX'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genero_est</text:p>
          </table:table-cell>
        </table:table-row>
        <table:table-row table:style-name="ro1">
          <table:table-cell office:value-type="string" calcext:value-type="string">
            <text:p>'XXX_CI_est_XXX'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ci_est</text:p>
          </table:table-cell>
        </table:table-row>
        <table:table-row table:style-name="ro1">
          <table:table-cell office:value-type="string" calcext:value-type="string">
            <text:p>'XXX_Nombre_Tesista_1_XXX'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nombre_est_1</text:p>
          </table:table-cell>
        </table:table-row>
        <table:table-row table:style-name="ro1">
          <table:table-cell office:value-type="string" calcext:value-type="string">
            <text:p>'XXX_Nombre_Tesista_2_XXX'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nombre_est_2</text:p>
          </table:table-cell>
        </table:table-row>
        <table:table-row table:style-name="ro1">
          <table:table-cell office:value-type="string" calcext:value-type="string">
            <text:p>'XXX_Nombre_Tesista_3_XXX'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apellido_est_1</text:p>
          </table:table-cell>
        </table:table-row>
        <table:table-row table:style-name="ro1">
          <table:table-cell office:value-type="string" calcext:value-type="string">
            <text:p>'XXX_Nombre_Tesista_4_XXX'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apellido_est_2</text:p>
          </table:table-cell>
        </table:table-row>
        <table:table-row table:style-name="ro1">
          <table:table-cell office:value-type="string" calcext:value-type="string">
            <text:p>'XXX_Nombre_Tesista_XXX'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XXX_Email_Tesista_XXX'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email_est</text:p>
          </table:table-cell>
        </table:table-row>
        <table:table-row table:style-name="ro1">
          <table:table-cell office:value-type="string" calcext:value-type="string">
            <text:p>'XXX_PTEG_XXX'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PTEG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string" calcext:value-type="string">
            <text:p>genero_seg_tutor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string" calcext:value-type="string">
            <text:p>titulo_seg_tutor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office:value-type="string" calcext:value-type="string">
            <text:p>designacion_seg_tutor_2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office:value-type="string" calcext:value-type="string">
            <text:p>nombre_seg_tutor_1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office:value-type="string" calcext:value-type="string">
            <text:p>nombre_seg_tutor_2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office:value-type="string" calcext:value-type="string">
            <text:p>apellido_seg_tutor_1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string" calcext:value-type="string">
            <text:p>apellido_seg_tutor_2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office:value-type="string" calcext:value-type="string">
            <text:p>institucion_seg_tutor</text:p>
          </table:table-cell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office:value-type="string" calcext:value-type="string">
            <text:p>Envi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s" number:country="VE">BsF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1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19:07:31.133965059</meta:creation-date>
    <dc:date>2020-12-03T23:09:11.770402549</dc:date>
    <meta:editing-duration>PT3H38M18S</meta:editing-duration>
    <meta:editing-cycles>1</meta:editing-cycles>
    <meta:document-statistic meta:table-count="2" meta:cell-count="379" meta:object-count="0"/>
    <meta:generator>LibreOffice/6.0.7.3$Linux_X86_64 LibreOffice_project/00m0$Build-3</meta:generator>
  </office:meta>
</office:document-meta>
</file>